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0bf14" officeooo:paragraph-rsid="0000bf14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00bf14" officeooo:paragraph-rsid="0000bf14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b739" officeooo:paragraph-rsid="0002b739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OS PRÁCTICOS</text:p>
      <text:p text:style-name="P1"/>
      <text:p text:style-name="P1"/>
      <text:p text:style-name="P1"/>
      <text:p text:style-name="P2">A) Tipos de entorno: sencillo/cambiante</text:p>
      <text:p text:style-name="P2"/>
      <text:p text:style-name="P3">1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09:39:32.879835851</meta:creation-date>
    <dc:date>2021-11-19T10:30:28.327365365</dc:date>
    <meta:editing-duration>PT29M10S</meta:editing-duration>
    <meta:editing-cycles>1</meta:editing-cycles>
    <meta:document-statistic meta:table-count="0" meta:image-count="0" meta:object-count="0" meta:page-count="1" meta:paragraph-count="3" meta:word-count="8" meta:character-count="57" meta:non-whitespace-character-count="51"/>
    <meta:generator>LibreOffice/7.1.7.2$Linux_X86_64 LibreOffice_project/10$Build-2</meta:generator>
  </office:meta>
</office:document-meta>
</file>